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9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9pt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13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 que é gerencia de projetos? Formule a resposta de acordo com o conceito visto </text:p>
      <text:p text:style-name="Text_20_body"/>
      <text:p text:style-name="P1">Executar atividades e tarefas que tem como propósito planeja r e controlar atividades de outras pessoas para atingir objetivos que não podem ser alcançados caso as pessoas atuem por conta. (Koontz e O' Donnell 1989)</text:p>
      <text:p text:style-name="Text_20_body"/>
      <text:p text:style-name="P2">2. Defina liderança conforme conceito abordado por Robbins 2002? </text:p>
      <text:p text:style-name="Text_20_body"/>
      <text:p text:style-name="P1">Liderança é a capacidade de influenciar um grupo em direção ao alcance de objetivos </text:p>
      <text:p text:style-name="Text_20_body"/>
      <text:p text:style-name="Text_20_body"/>
      <text:p text:style-name="P1"><text:span text:style-name="T2">3. Referente a Gestão do Escopo do projeto, Assinale a alternativa correta.</text:span> </text:p>
      <text:p text:style-name="Text_20_body"/>
      <text:p text:style-name="P1">a. Escopo do projeto é representado pelas caracter<text:span text:style-name="T3">ís</text:span>ticas e funções que caracterizam um produto, serviço ou resultado exclusivo. </text:p>
      <text:p text:style-name="Text_20_body"/>
      <text:p text:style-name="P2">4. A estrutura analítica do projeto EAP é a forma gráfica de visualização do projeto que templa todo o trabalho que deve ser executada para atender os objetivos do projeto assinale a INCORRETA. </text:p>
      <text:p text:style-name="Text_20_body"/>
      <text:p text:style-name="P1">d. O trabalho planejado é contido dentro dos componentes de nível mais alto da EAP que são chamados de pacotes de projetos. ( é no nível mais baixo)</text:p>
      <text:p text:style-name="Text_20_body"/>
      <text:p text:style-name="P1"><text:span text:style-name="T2">5. Quais características uma equipe de alta performance.</text:span></text:p>
      <text:p text:style-name="Text_20_body"/>
      <text:p text:style-name="P1">a. Apresentam características diferenciais como flexibilidade, alta produtividade, conhecimento organizacional e esforços conjuntos conseguem atingir de maneira satisfatória, pobtençao da maioria dos re<text:span text:style-name="T3">zul</text:span>ltados organizacionais. </text:p>
      <text:p text:style-name="Text_20_body"/>
      <text:p text:style-name="P2">6. Construa um EAP de reforma de uma sala de TV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21:38:39.414962145</meta:creation-date>
    <dc:date>2023-04-24T21:41:12.187390027</dc:date>
    <meta:editing-duration>PT2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08" meta:character-count="1328" meta:non-whitespace-character-count="1123"/>
  </office:meta>
</office:document-meta>
</file>